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26.444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2.25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number-columns-repeated="62"/>
        </table:table-row>
        <table:table-row table:style-name="ro3">
          <table:table-cell table:style-name="ce2"/>
          <table:table-cell table:style-name="ce6"/>
          <table:table-cell table:number-columns-repeated="62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2" table:number-rows-repeated="104809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1">00/00/0000</text:date>, <text:time style:data-style-name="N2" text:time-value="22:39:17.3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Office User</meta:initial-creator>
    <meta:creation-date>2020-10-14T11:36:56</meta:creation-date>
    <dc:date>2021-12-31T23:49:35.687000000</dc:date>
    <meta:generator>LibreOffice/7.1.6.2$Windows_X86_64 LibreOffice_project/0e133318fcee89abacd6a7d077e292f1145735c3</meta:generator>
    <meta:editing-duration>P1DT1H4M41S</meta:editing-duration>
    <meta:editing-cycles>30</meta:editing-cycles>
    <meta:document-statistic meta:table-count="1" meta:cell-count="1350" meta:object-count="0"/>
    <meta:user-defined meta:name="AppVersion">16.0300</meta:user-defined>
  </office:meta>
</office:document-meta>
</file>